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c9f6" officeooo:paragraph-rsid="0005c9f6"/>
    </style:style>
    <style:style style:name="P2" style:family="paragraph" style:parent-style-name="Standard">
      <style:text-properties officeooo:rsid="0005c9f6" officeooo:paragraph-rsid="00098ccc"/>
    </style:style>
    <style:style style:name="P3" style:family="paragraph" style:parent-style-name="Standard">
      <style:text-properties fo:font-weight="bold" officeooo:rsid="0007597b" officeooo:paragraph-rsid="0007597b" style:font-weight-asian="bold" style:font-weight-complex="bold"/>
    </style:style>
    <style:style style:name="P4" style:family="paragraph" style:parent-style-name="Standard">
      <style:text-properties fo:font-weight="bold" officeooo:rsid="00082672" officeooo:paragraph-rsid="00082672" style:font-weight-asian="bold" style:font-weight-complex="bold"/>
    </style:style>
    <style:style style:name="P5" style:family="paragraph" style:parent-style-name="Standard">
      <style:text-properties fo:font-weight="bold" officeooo:rsid="00098ccc" officeooo:paragraph-rsid="00098ccc" style:font-weight-asian="bold" style:font-weight-complex="bold"/>
    </style:style>
    <style:style style:name="P6" style:family="paragraph" style:parent-style-name="Standard">
      <style:text-properties fo:font-weight="bold" officeooo:rsid="000a7ad2" officeooo:paragraph-rsid="000a7ad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05c9f6" officeooo:paragraph-rsid="0005c9f6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07597b" officeooo:paragraph-rsid="0007597b"/>
    </style:style>
    <style:style style:name="P9" style:family="paragraph" style:parent-style-name="Standard">
      <style:text-properties officeooo:rsid="0007597b" officeooo:paragraph-rsid="00097ffb"/>
    </style:style>
    <style:style style:name="P10" style:family="paragraph" style:parent-style-name="Standard">
      <style:text-properties officeooo:rsid="00082672" officeooo:paragraph-rsid="00082672"/>
    </style:style>
    <style:style style:name="P11" style:family="paragraph" style:parent-style-name="Standard">
      <style:text-properties officeooo:paragraph-rsid="00097ffb"/>
    </style:style>
    <style:style style:name="P12" style:family="paragraph" style:parent-style-name="Standard">
      <style:text-properties officeooo:rsid="00098ccc" officeooo:paragraph-rsid="00098ccc"/>
    </style:style>
    <style:style style:name="P13" style:family="paragraph" style:parent-style-name="Standard">
      <style:text-properties officeooo:paragraph-rsid="0005c9f6"/>
    </style:style>
    <style:style style:name="P14" style:family="paragraph" style:parent-style-name="Standard">
      <style:text-properties officeooo:rsid="000a7ad2" officeooo:paragraph-rsid="000a7ad2"/>
    </style:style>
    <style:style style:name="P15" style:family="paragraph" style:parent-style-name="Standard">
      <style:text-properties officeooo:paragraph-rsid="000a7ad2"/>
    </style:style>
    <style:style style:name="P16" style:family="paragraph" style:parent-style-name="Standard">
      <style:text-properties fo:font-weight="normal" officeooo:rsid="000a7ad2" officeooo:paragraph-rsid="000a7ad2" style:font-weight-asian="normal" style:font-weight-complex="normal"/>
    </style:style>
    <style:style style:name="T1" style:family="text">
      <style:text-properties officeooo:rsid="0007597b"/>
    </style:style>
    <style:style style:name="T2" style:family="text">
      <style:text-properties officeooo:rsid="00082672"/>
    </style:style>
    <style:style style:name="T3" style:family="text">
      <style:text-properties officeooo:rsid="00097ff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82672" style:font-weight-asian="bold" style:font-weight-complex="bold"/>
    </style:style>
    <style:style style:name="T6" style:family="text">
      <style:text-properties fo:font-weight="bold" officeooo:rsid="00098ccc" style:font-weight-asian="bold" style:font-weight-complex="bold"/>
    </style:style>
    <style:style style:name="T7" style:family="text">
      <style:text-properties fo:font-weight="bold" officeooo:rsid="0005c9f6" style:font-weight-asian="bold" style:font-weight-complex="bold"/>
    </style:style>
    <style:style style:name="T8" style:family="text">
      <style:text-properties fo:font-weight="bold" officeooo:rsid="0007597b" style:font-weight-asian="bold" style:font-weight-complex="bold"/>
    </style:style>
    <style:style style:name="T9" style:family="text">
      <style:text-properties fo:font-weight="bold" officeooo:rsid="000a7ad2" style:font-weight-asian="bold" style:font-weight-complex="bold"/>
    </style:style>
    <style:style style:name="T10" style:family="text">
      <style:text-properties officeooo:rsid="00098ccc"/>
    </style:style>
    <style:style style:name="T11" style:family="text">
      <style:text-properties officeooo:rsid="000a7a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QT model and QML implementation for displaying CPU Information</text:p>
      <text:p text:style-name="P7"/>
      <text:p text:style-name="P1"/>
      <text:p text:style-name="P15"><text:span text:style-name="T6">1. </text:span><text:span text:style-name="T9">Requirement or Task</text:span></text:p>
      <text:p text:style-name="P16"><text:tab/>Read the Linux CPU information from /proc/cpuinfo and display it using QML.</text:p>
      <text:p text:style-name="P16"/>
      <text:p text:style-name="P15"><text:span text:style-name="T9">2. </text:span><text:span text:style-name="T6">Version Information</text:span></text:p>
      <text:p text:style-name="P1"><text:tab/>Linux used: Ubuntu 16.04</text:p>
      <text:p text:style-name="P1"><text:tab/>Qt version : 5.9.1</text:p>
      <text:p text:style-name="P1"/>
      <text:p text:style-name="P13"><text:span text:style-name="T9">3</text:span><text:span text:style-name="T6">. S</text:span><text:span text:style-name="T7">teps </text:span><text:span text:style-name="T8">for</text:span><text:span text:style-name="T7"> </text:span><text:span text:style-name="T8">Integration and runing </text:span><text:span text:style-name="T7">the application:</text:span></text:p>
      <text:p text:style-name="P2"><text:span text:style-name="T10"><text:tab/>a.</text:span> <text:span text:style-name="T3">Download</text:span> <text:span text:style-name="T1">the package from Git hub -&gt; Headers(.h files), Sources(C++ files) and</text:span></text:p>
      <text:p text:style-name="P2"><text:span text:style-name="T1"><text:s text:c="4"/><text:tab/>Resources(QML files).</text:span></text:p>
      <text:p text:style-name="P8"><text:span text:style-name="T11"><text:tab/>b</text:span>. Open the project in Qt creater and just Run it.</text:p>
      <text:p text:style-name="P8"/>
      <text:p text:style-name="P3"><text:span text:style-name="T11">4. </text:span>Implementation/Design <text:span text:style-name="T3">aspects</text:span></text:p>
      <text:p text:style-name="P8"/>
      <text:p text:style-name="P8"><text:span text:style-name="T6">a. </text:span><text:span text:style-name="T4">C++ Model </text:span><text:span text:style-name="T5">implementation</text:span><text:span text:style-name="T4">:</text:span></text:p>
      <text:p text:style-name="P11"><text:span text:style-name="T1"><text:tab/>- To read the “/proc/cpuinfo” using the file operation via c++ QAbstractListModel subclass</text:span></text:p>
      <text:p text:style-name="P8"><text:tab/>- Counts the number of lines available in the file.</text:p>
      <text:p text:style-name="P8"><text:tab/>- <text:span text:style-name="T2">Split the file into rows as string and also eliminate the empty lines.</text:span></text:p>
      <text:p text:style-name="P8"/>
      <text:p text:style-name="P4"><text:span text:style-name="T10">b. </text:span>QML Implementation:</text:p>
      <text:p text:style-name="P10"><text:tab/>- Defining a window.</text:p>
      <text:p text:style-name="P10"><text:tab/>- Creating a rectangle (with appropriate properties set)</text:p>
      <text:p text:style-name="P10"><text:tab/>- Invoked the model to get the string</text:p>
      <text:p text:style-name="P10"><text:tab/>- Included a ListView to display the string</text:p>
      <text:p text:style-name="P10"/>
      <text:p text:style-name="P9">Please <text:span text:style-name="T3">refer the</text:span> <text:span text:style-name="T11">c</text:span>ommnets included in the code <text:span text:style-name="T11">which </text:span>expalins the purpose of code implementation <text:span text:style-name="T3">in respective part</text:span>.</text:p>
      <text:p text:style-name="P9"/>
      <text:p text:style-name="P5"><text:span text:style-name="T11">5</text:span>. Further Enhancement / Possible updates</text:p>
      <text:p text:style-name="P12"/>
      <text:p text:style-name="P12"><text:tab/>Since this project is created in very short time(approximately 4Hrs) and just aimed to represent the implementation of the concept, the graphical UI is very simple. This can be improved/updated in various manner. </text:p>
      <text:p text:style-name="P12"/>
      <text:p text:style-name="P6">6. Conclusion</text:p>
      <text:p text:style-name="P14"><text:tab/>Since I am not expert in QT, this implementation may be simple but I hope it will meet the basic requirement of the task assigned. </text:p>
      <text:p text:style-name="P12"/>
      <text:p text:style-name="P1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8:10:20.168172145</meta:creation-date>
    <dc:date>2017-08-20T21:12:51.164674858</dc:date>
    <meta:editing-duration>PT2H9M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229" meta:character-count="1411" meta:non-whitespace-character-count="1186"/>
  </office:meta>
</office:document-meta>
</file>